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Aptos Narrow1" svg:font-family="'Aptos Narrow'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129">
      <style:table-cell-properties style:vertical-align="automatic"/>
      <style:text-properties fo:color="#000000" style:font-name="Aptos Narrow" fo:font-size="11pt" style:font-name-asian="Aptos Narrow1" style:font-size-asian="11pt" style:font-name-complex="Aptos Narrow1" style:font-size-complex="11pt"/>
    </style:style>
    <style:style style:name="ce3" style:family="table-cell" style:parent-style-name="Default" style:data-style-name="N0">
      <style:table-cell-properties style:vertical-align="automatic"/>
      <style:text-properties fo:color="#000000" style:font-name="Aptos Narrow" fo:font-size="11pt" style:font-name-asian="Aptos Narrow1" style:font-size-asian="11pt" style:font-name-complex="Aptos Narrow1" style:font-size-complex="11pt"/>
    </style:style>
    <style:style style:name="ce4" style:family="table-cell" style:parent-style-name="Default" style:data-style-name="N1">
      <style:table-cell-properties style:vertical-align="automatic"/>
      <style:text-properties fo:color="#000000" style:font-name="Aptos Narrow" fo:font-size="11pt" style:font-name-asian="Aptos Narrow1" style:font-size-asian="11pt" style:font-name-complex="Aptos Narrow1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table:table-column table:style-name="co1" table:number-columns-repeated="16384" table:default-cell-style-name="ce2"/>
        <table:table-row table:style-name="ro1">
          <table:table-cell office:value-type="string" calcext:value-type="string">
            <text:p>x</text:p>
          </table:table-cell>
          <table:table-cell office:value-type="float" office:value="-1.8683562874794" calcext:value-type="float">
            <text:p>-1.868356</text:p>
          </table:table-cell>
          <table:table-cell/>
          <table:table-cell office:value-type="float" office:value="-0.257078349590302" calcext:value-type="float">
            <text:p>-0.257078</text:p>
          </table:table-cell>
          <table:table-cell/>
          <table:table-cell office:value-type="float" office:value="-0.253273606300354" calcext:value-type="float">
            <text:p>-0.253274</text:p>
          </table:table-cell>
          <table:table-cell/>
          <table:table-cell office:value-type="float" office:value="0.991821765899658" calcext:value-type="float">
            <text:p>0.991822</text:p>
          </table:table-cell>
          <table:table-cell/>
          <table:table-cell office:value-type="float" office:value="-0.637287020683289" calcext:value-type="float">
            <text:p>-0.637287</text:p>
          </table:table-cell>
          <table:table-cell/>
          <table:table-cell office:value-type="float" office:value="0" calcext:value-type="float">
            <text:p>0.000000</text:p>
          </table:table-cell>
          <table:table-cell/>
          <table:table-cell office:value-type="float" office:value="0" calcext:value-type="float">
            <text:p>0.000000</text:p>
          </table:table-cell>
          <table:table-cell/>
          <table:table-cell office:value-type="float" office:value="0" calcext:value-type="float">
            <text:p>0.000000</text:p>
          </table:table-cell>
          <table:table-cell/>
          <table:table-cell office:value-type="float" office:value="-1.8683562874794" calcext:value-type="float">
            <text:p>-1.868356</text:p>
          </table:table-cell>
          <table:table-cell/>
          <table:table-cell office:value-type="float" office:value="-0.257078349590302" calcext:value-type="float">
            <text:p>-0.257078</text:p>
          </table:table-cell>
          <table:table-cell/>
          <table:table-cell office:value-type="float" office:value="-0.253273606300354" calcext:value-type="float">
            <text:p>-0.253274</text:p>
          </table:table-cell>
          <table:table-cell/>
          <table:table-cell office:value-type="float" office:value="0.991821765899658" calcext:value-type="float">
            <text:p>0.991822</text:p>
          </table:table-cell>
          <table:table-cell/>
          <table:table-cell office:value-type="float" office:value="-0.637287020683289" calcext:value-type="float">
            <text:p>-0.637287</text:p>
          </table:table-cell>
          <table:table-cell/>
          <table:table-cell office:value-type="float" office:value="0" calcext:value-type="float">
            <text:p>0.000000</text:p>
          </table:table-cell>
          <table:table-cell/>
          <table:table-cell office:value-type="float" office:value="0" calcext:value-type="float">
            <text:p>0.000000</text:p>
          </table:table-cell>
          <table:table-cell/>
          <table:table-cell office:value-type="float" office:value="0" calcext:value-type="float">
            <text:p>0.000000</text:p>
          </table:table-cell>
          <table:table-cell/>
          <table:table-cell office:value-type="float" office:value="-1.8683562874794" calcext:value-type="float">
            <text:p>-1.868356</text:p>
          </table:table-cell>
          <table:table-cell table:style-name="ce3"/>
          <table:table-cell office:value-type="float" office:value="-0.257078349590302" calcext:value-type="float">
            <text:p>-0.257078</text:p>
          </table:table-cell>
          <table:table-cell table:style-name="ce3"/>
          <table:table-cell office:value-type="float" office:value="-0.253273606300354" calcext:value-type="float">
            <text:p>-0.253274</text:p>
          </table:table-cell>
          <table:table-cell table:style-name="ce3"/>
          <table:table-cell office:value-type="float" office:value="0.991821765899658" calcext:value-type="float">
            <text:p>0.991822</text:p>
          </table:table-cell>
          <table:table-cell/>
          <table:table-cell office:value-type="float" office:value="-0.637287020683289" calcext:value-type="float">
            <text:p>-0.637287</text:p>
          </table:table-cell>
          <table:table-cell/>
          <table:table-cell office:value-type="float" office:value="0" calcext:value-type="float">
            <text:p>0.000000</text:p>
          </table:table-cell>
          <table:table-cell/>
          <table:table-cell office:value-type="float" office:value="0" calcext:value-type="float">
            <text:p>0.000000</text:p>
          </table:table-cell>
          <table:table-cell/>
          <table:table-cell office:value-type="float" office:value="0" calcext:value-type="float">
            <text:p>0.000000</text:p>
          </table:table-cell>
          <table:table-cell/>
          <table:table-cell office:value-type="float" office:value="-1.8683562874794" calcext:value-type="float">
            <text:p>-1.868356</text:p>
          </table:table-cell>
          <table:table-cell/>
          <table:table-cell office:value-type="float" office:value="-0.257078349590302" calcext:value-type="float">
            <text:p>-0.257078</text:p>
          </table:table-cell>
          <table:table-cell/>
          <table:table-cell office:value-type="float" office:value="-0.253273606300354" calcext:value-type="float">
            <text:p>-0.253274</text:p>
          </table:table-cell>
          <table:table-cell/>
          <table:table-cell office:value-type="float" office:value="0.991821765899658" calcext:value-type="float">
            <text:p>0.991822</text:p>
          </table:table-cell>
          <table:table-cell/>
          <table:table-cell office:value-type="float" office:value="-0.637287020683289" calcext:value-type="float">
            <text:p>-0.637287</text:p>
          </table:table-cell>
          <table:table-cell/>
          <table:table-cell office:value-type="float" office:value="0" calcext:value-type="float">
            <text:p>0.000000</text:p>
          </table:table-cell>
          <table:table-cell/>
          <table:table-cell office:value-type="float" office:value="0" calcext:value-type="float">
            <text:p>0.000000</text:p>
          </table:table-cell>
          <table:table-cell/>
          <table:table-cell office:value-type="float" office:value="0" calcext:value-type="float">
            <text:p>0.00000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-0.120291888713837" calcext:value-type="float">
            <text:p>-0.120292</text:p>
          </table:table-cell>
          <table:table-cell/>
          <table:table-cell office:value-type="float" office:value="-0.15873920917511" calcext:value-type="float">
            <text:p>-0.158739</text:p>
          </table:table-cell>
          <table:table-cell/>
          <table:table-cell office:value-type="float" office:value="0.501087486743927" calcext:value-type="float">
            <text:p>0.501087</text:p>
          </table:table-cell>
          <table:table-cell/>
          <table:table-cell office:value-type="float" office:value="0.129202365875244" calcext:value-type="float">
            <text:p>0.129202</text:p>
          </table:table-cell>
          <table:table-cell/>
          <table:table-cell office:value-type="float" office:value="-0.0794906616210938" calcext:value-type="float">
            <text:p>-0.079491</text:p>
          </table:table-cell>
          <table:table-cell/>
          <table:table-cell office:value-type="float" office:value="1.0860048532486" calcext:value-type="float">
            <text:p>1.086005</text:p>
          </table:table-cell>
          <table:table-cell/>
          <table:table-cell office:value-type="float" office:value="1.12917530536652" calcext:value-type="float">
            <text:p>1.129175</text:p>
          </table:table-cell>
          <table:table-cell/>
          <table:table-cell office:value-type="float" office:value="-0.955000400543213" calcext:value-type="float">
            <text:p>-0.955000</text:p>
          </table:table-cell>
          <table:table-cell/>
          <table:table-cell office:value-type="float" office:value="-0.274490118026733" calcext:value-type="float">
            <text:p>-0.274490</text:p>
          </table:table-cell>
          <table:table-cell/>
          <table:table-cell office:value-type="float" office:value="-0.443689227104187" calcext:value-type="float">
            <text:p>-0.443689</text:p>
          </table:table-cell>
          <table:table-cell/>
          <table:table-cell office:value-type="float" office:value="0.773414671421051" calcext:value-type="float">
            <text:p>0.773415</text:p>
          </table:table-cell>
          <table:table-cell/>
          <table:table-cell office:value-type="float" office:value="-0.266886055469513" calcext:value-type="float">
            <text:p>-0.266886</text:p>
          </table:table-cell>
          <table:table-cell/>
          <table:table-cell office:value-type="float" office:value="0.188566207885742" calcext:value-type="float">
            <text:p>0.188566</text:p>
          </table:table-cell>
          <table:table-cell/>
          <table:table-cell office:value-type="float" office:value="0.346349835395813" calcext:value-type="float">
            <text:p>0.346350</text:p>
          </table:table-cell>
          <table:table-cell/>
          <table:table-cell office:value-type="float" office:value="-1.55093479156494" calcext:value-type="float">
            <text:p>-1.550935</text:p>
          </table:table-cell>
          <table:table-cell table:style-name="ce3"/>
          <table:table-cell office:value-type="float" office:value="0.211341261863708" calcext:value-type="float">
            <text:p>0.211341</text:p>
          </table:table-cell>
          <table:table-cell/>
          <table:table-cell office:value-type="float" office:value="0.222233653068542" calcext:value-type="float">
            <text:p>0.222234</text:p>
          </table:table-cell>
          <table:table-cell/>
          <table:table-cell office:value-type="float" office:value="0.652108788490295" calcext:value-type="float">
            <text:p>0.652109</text:p>
          </table:table-cell>
          <table:table-cell/>
          <table:table-cell office:value-type="float" office:value="-0.110574960708618" calcext:value-type="float">
            <text:p>-0.110575</text:p>
          </table:table-cell>
          <table:table-cell/>
          <table:table-cell office:value-type="float" office:value="-0.0336454510688782" calcext:value-type="float">
            <text:p>-0.033645</text:p>
          </table:table-cell>
          <table:table-cell/>
          <table:table-cell office:value-type="float" office:value="0.0410429835319519" calcext:value-type="float">
            <text:p>0.041043</text:p>
          </table:table-cell>
          <table:table-cell/>
          <table:table-cell office:value-type="float" office:value="0.482803225517273" calcext:value-type="float">
            <text:p>0.482803</text:p>
          </table:table-cell>
          <table:table-cell/>
          <table:table-cell office:value-type="float" office:value="-0.0585994124412537" calcext:value-type="float">
            <text:p>-0.058599</text:p>
          </table:table-cell>
          <table:table-cell/>
          <table:table-cell office:value-type="float" office:value="1.2336094379425" calcext:value-type="float">
            <text:p>1.233609</text:p>
          </table:table-cell>
          <table:table-cell/>
          <table:table-cell office:value-type="float" office:value="-0.0800701975822449" calcext:value-type="float">
            <text:p>-0.080070</text:p>
          </table:table-cell>
          <table:table-cell/>
          <table:table-cell office:value-type="float" office:value="0.206780254840851" calcext:value-type="float">
            <text:p>0.206780</text:p>
          </table:table-cell>
          <table:table-cell/>
          <table:table-cell office:value-type="float" office:value="-0.176756203174591" calcext:value-type="float">
            <text:p>-0.176756</text:p>
          </table:table-cell>
          <table:table-cell/>
          <table:table-cell office:value-type="float" office:value="0.207024991512299" calcext:value-type="float">
            <text:p>0.207025</text:p>
          </table:table-cell>
          <table:table-cell/>
          <table:table-cell office:value-type="float" office:value="0.0989058613777161" calcext:value-type="float">
            <text:p>0.098906</text:p>
          </table:table-cell>
          <table:table-cell/>
          <table:table-cell office:value-type="float" office:value="0.519036710262299" calcext:value-type="float">
            <text:p>0.519037</text:p>
          </table:table-cell>
          <table:table-cell/>
          <table:table-cell office:value-type="float" office:value="0.34944361448288" calcext:value-type="float">
            <text:p>0.349444</text:p>
          </table:table-cell>
          <table:table-cell/>
          <table:table-cell office:value-type="float" office:value="0.326731324195862" calcext:value-type="float">
            <text:p>0.326731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641884982585907" calcext:value-type="float">
            <text:p>0.641885</text:p>
          </table:table-cell>
          <table:table-cell/>
          <table:table-cell table:formula="of:=[.D6]" office:value-type="float" office:value="0.866633089197177" calcext:value-type="float">
            <text:p>0.866633</text:p>
          </table:table-cell>
          <table:table-cell/>
          <table:table-cell table:formula="of:=[.F6]" office:value-type="float" office:value="0.907441503107184" calcext:value-type="float">
            <text:p>0.907442</text:p>
          </table:table-cell>
          <table:table-cell/>
          <table:table-cell table:formula="of:=[.H6]" office:value-type="float" office:value="0.780529268267568" calcext:value-type="float">
            <text:p>0.780529</text:p>
          </table:table-cell>
          <table:table-cell/>
          <table:table-cell table:formula="of:=[.J6]" office:value-type="float" office:value="0.908674986948367" calcext:value-type="float">
            <text:p>0.908675</text:p>
          </table:table-cell>
          <table:table-cell/>
          <table:table-cell table:formula="of:=[.L6]" office:value-type="float" office:value="0.959333353865017" calcext:value-type="float">
            <text:p>0.959333</text:p>
          </table:table-cell>
          <table:table-cell/>
          <table:table-cell table:formula="of:=[.N6]" office:value-type="float" office:value="0.959333353865017" calcext:value-type="float">
            <text:p>0.959333</text:p>
          </table:table-cell>
          <table:table-cell/>
          <table:table-cell table:formula="of:=[.P6]" office:value-type="float" office:value="0.959333353865017" calcext:value-type="float">
            <text:p>0.959333</text:p>
          </table:table-cell>
          <table:table-cell/>
          <table:table-cell office:value-type="float" office:value="0.484981536865234" calcext:value-type="float">
            <text:p>0.484982</text:p>
          </table:table-cell>
          <table:table-cell/>
          <table:table-cell table:formula="of:=[.T6]" office:value-type="float" office:value="0.997826874731443" calcext:value-type="float">
            <text:p>0.997827</text:p>
          </table:table-cell>
          <table:table-cell/>
          <table:table-cell table:formula="of:=[.V6]" office:value-type="float" office:value="1.11188976896638" calcext:value-type="float">
            <text:p>1.111890</text:p>
          </table:table-cell>
          <table:table-cell/>
          <table:table-cell table:formula="of:=[.X6]" office:value-type="float" office:value="0.916004245969971" calcext:value-type="float">
            <text:p>0.916004</text:p>
          </table:table-cell>
          <table:table-cell/>
          <table:table-cell table:formula="of:=[.Z6]" office:value-type="float" office:value="0.651300847140205" calcext:value-type="float">
            <text:p>0.651301</text:p>
          </table:table-cell>
          <table:table-cell/>
          <table:table-cell table:formula="of:=[.AB6]" office:value-type="float" office:value="0.531130050315155" calcext:value-type="float">
            <text:p>0.531130</text:p>
          </table:table-cell>
          <table:table-cell/>
          <table:table-cell table:formula="of:=[.AD6]" office:value-type="float" office:value="0.531130050315155" calcext:value-type="float">
            <text:p>0.531130</text:p>
          </table:table-cell>
          <table:table-cell/>
          <table:table-cell table:formula="of:=[.AF6]" office:value-type="float" office:value="0.531130050315155" calcext:value-type="float">
            <text:p>0.531130</text:p>
          </table:table-cell>
          <table:table-cell/>
          <table:table-cell office:value-type="float" office:value="0.609339714050293" calcext:value-type="float">
            <text:p>0.609340</text:p>
          </table:table-cell>
          <table:table-cell/>
          <table:table-cell table:formula="of:=[.AJ6]" office:value-type="float" office:value="0.194128071050167" calcext:value-type="float">
            <text:p>0.194128</text:p>
          </table:table-cell>
          <table:table-cell/>
          <table:table-cell table:formula="of:=[.AL6]" office:value-type="float" office:value="0.0264850199517505" calcext:value-type="float">
            <text:p>0.026485</text:p>
          </table:table-cell>
          <table:table-cell/>
          <table:table-cell table:formula="of:=[.AN6]" office:value-type="float" office:value="0.0544907390169421" calcext:value-type="float">
            <text:p>0.054491</text:p>
          </table:table-cell>
          <table:table-cell/>
          <table:table-cell table:formula="of:=[.AP6]" office:value-type="float" office:value="0.0211204483233168" calcext:value-type="float">
            <text:p>0.021120</text:p>
          </table:table-cell>
          <table:table-cell/>
          <table:table-cell table:formula="of:=[.AR6]" office:value-type="float" office:value="-0.0050357123717141" calcext:value-type="float">
            <text:p>-0.005036</text:p>
          </table:table-cell>
          <table:table-cell/>
          <table:table-cell table:formula="of:=[.AT6]" office:value-type="float" office:value="-0.0050357123717141" calcext:value-type="float">
            <text:p>-0.005036</text:p>
          </table:table-cell>
          <table:table-cell/>
          <table:table-cell table:formula="of:=[.AV6]" office:value-type="float" office:value="-0.0050357123717141" calcext:value-type="float">
            <text:p>-0.005036</text:p>
          </table:table-cell>
          <table:table-cell/>
          <table:table-cell office:value-type="float" office:value="0.133190870285034" calcext:value-type="float">
            <text:p>0.133191</text:p>
          </table:table-cell>
          <table:table-cell/>
          <table:table-cell table:formula="of:=[.AZ6]" office:value-type="float" office:value="0.282790527377539" calcext:value-type="float">
            <text:p>0.282791</text:p>
          </table:table-cell>
          <table:table-cell/>
          <table:table-cell table:formula="of:=[.BB6]" office:value-type="float" office:value="0.229631800735191" calcext:value-type="float">
            <text:p>0.229632</text:p>
          </table:table-cell>
          <table:table-cell/>
          <table:table-cell table:formula="of:=[.BD6]" office:value-type="float" office:value="0.274399481749178" calcext:value-type="float">
            <text:p>0.274399</text:p>
          </table:table-cell>
          <table:table-cell/>
          <table:table-cell table:formula="of:=[.BF6]" office:value-type="float" office:value="0.479731374416268" calcext:value-type="float">
            <text:p>0.479731</text:p>
          </table:table-cell>
          <table:table-cell/>
          <table:table-cell table:formula="of:=[.BH6]" office:value-type="float" office:value="0.416699952690749" calcext:value-type="float">
            <text:p>0.416700</text:p>
          </table:table-cell>
          <table:table-cell/>
          <table:table-cell table:formula="of:=[.BJ6]" office:value-type="float" office:value="0.416699952690749" calcext:value-type="float">
            <text:p>0.416700</text:p>
          </table:table-cell>
          <table:table-cell/>
          <table:table-cell table:formula="of:=[.BL6]" office:value-type="float" office:value="0.416699952690749" calcext:value-type="float">
            <text:p>0.416700</text:p>
          </table:table-cell>
          <table:table-cell table:number-columns-repeated="16320"/>
        </table:table-row>
        <table:table-row table:style-name="ro1">
          <table:table-cell table:number-columns-repeated="32"/>
          <table:table-cell table:style-name="ce4" table:number-columns-repeated="16352"/>
        </table:table-row>
        <table:table-row table:style-name="ro1">
          <table:table-cell office:value-type="string" calcext:value-type="string">
            <text:p>mac</text:p>
          </table:table-cell>
          <table:table-cell/>
          <table:table-cell table:formula="of:=[.B1]*[.B2]+[.B3]" office:value-type="float" office:value="0.866633089197177" calcext:value-type="float">
            <text:p>0.866633</text:p>
          </table:table-cell>
          <table:table-cell/>
          <table:table-cell table:formula="of:=[.D1]*[.D2]+[.D3]" office:value-type="float" office:value="0.907441503107184" calcext:value-type="float">
            <text:p>0.907442</text:p>
          </table:table-cell>
          <table:table-cell/>
          <table:table-cell table:formula="of:=[.F1]*[.F2]+[.F3]" office:value-type="float" office:value="0.780529268267568" calcext:value-type="float">
            <text:p>0.780529</text:p>
          </table:table-cell>
          <table:table-cell/>
          <table:table-cell table:formula="of:=[.H1]*[.H2]+[.H3]" office:value-type="float" office:value="0.908674986948367" calcext:value-type="float">
            <text:p>0.908675</text:p>
          </table:table-cell>
          <table:table-cell/>
          <table:table-cell table:formula="of:=[.J1]*[.J2]+[.J3]" office:value-type="float" office:value="0.959333353865017" calcext:value-type="float">
            <text:p>0.959333</text:p>
          </table:table-cell>
          <table:table-cell/>
          <table:table-cell table:formula="of:=[.L1]*[.L2]+[.L3]" office:value-type="float" office:value="0.959333353865017" calcext:value-type="float">
            <text:p>0.959333</text:p>
          </table:table-cell>
          <table:table-cell/>
          <table:table-cell table:formula="of:=[.N1]*[.N2]+[.N3]" office:value-type="float" office:value="0.959333353865017" calcext:value-type="float">
            <text:p>0.959333</text:p>
          </table:table-cell>
          <table:table-cell/>
          <table:table-cell table:formula="of:=[.P1]*[.P2]+[.P3]" office:value-type="float" office:value="0.959333353865017" calcext:value-type="float">
            <text:p>0.959333</text:p>
          </table:table-cell>
          <table:table-cell/>
          <table:table-cell table:formula="of:=[.R1]*[.R2]+[.R3]" office:value-type="float" office:value="0.997826874731443" calcext:value-type="float">
            <text:p>0.997827</text:p>
          </table:table-cell>
          <table:table-cell/>
          <table:table-cell table:formula="of:=[.T1]*[.T2]+[.T3]" office:value-type="float" office:value="1.11188976896638" calcext:value-type="float">
            <text:p>1.111890</text:p>
          </table:table-cell>
          <table:table-cell/>
          <table:table-cell table:formula="of:=[.V1]*[.V2]+[.V3]" office:value-type="float" office:value="0.916004245969971" calcext:value-type="float">
            <text:p>0.916004</text:p>
          </table:table-cell>
          <table:table-cell/>
          <table:table-cell table:formula="of:=[.X1]*[.X2]+[.X3]" office:value-type="float" office:value="0.651300847140205" calcext:value-type="float">
            <text:p>0.651301</text:p>
          </table:table-cell>
          <table:table-cell/>
          <table:table-cell table:formula="of:=[.Z1]*[.Z2]+[.Z3]" office:value-type="float" office:value="0.531130050315155" calcext:value-type="float">
            <text:p>0.531130</text:p>
          </table:table-cell>
          <table:table-cell/>
          <table:table-cell table:formula="of:=[.AB1]*[.AB2]+[.AB3]" office:value-type="float" office:value="0.531130050315155" calcext:value-type="float">
            <text:p>0.531130</text:p>
          </table:table-cell>
          <table:table-cell/>
          <table:table-cell table:formula="of:=[.AD1]*[.AD2]+[.AD3]" office:value-type="float" office:value="0.531130050315155" calcext:value-type="float">
            <text:p>0.531130</text:p>
          </table:table-cell>
          <table:table-cell/>
          <table:table-cell table:formula="of:=[.AF1]*[.AF2]+[.AF3]" office:value-type="float" office:value="0.531130050315155" calcext:value-type="float">
            <text:p>0.531130</text:p>
          </table:table-cell>
          <table:table-cell/>
          <table:table-cell table:formula="of:=[.AH1]*[.AH2]+[.AH3]" office:value-type="float" office:value="0.194128071050167" calcext:value-type="float">
            <text:p>0.194128</text:p>
          </table:table-cell>
          <table:table-cell/>
          <table:table-cell table:formula="of:=[.AJ1]*[.AJ2]+[.AJ3]" office:value-type="float" office:value="0.0264850199517505" calcext:value-type="float">
            <text:p>0.026485</text:p>
          </table:table-cell>
          <table:table-cell/>
          <table:table-cell table:formula="of:=[.AL1]*[.AL2]+[.AL3]" office:value-type="float" office:value="0.0544907390169421" calcext:value-type="float">
            <text:p>0.054491</text:p>
          </table:table-cell>
          <table:table-cell/>
          <table:table-cell table:formula="of:=[.AN1]*[.AN2]+[.AN3]" office:value-type="float" office:value="0.0211204483233168" calcext:value-type="float">
            <text:p>0.021120</text:p>
          </table:table-cell>
          <table:table-cell/>
          <table:table-cell table:formula="of:=[.AP1]*[.AP2]+[.AP3]" office:value-type="float" office:value="-0.0050357123717141" calcext:value-type="float">
            <text:p>-0.005036</text:p>
          </table:table-cell>
          <table:table-cell/>
          <table:table-cell table:formula="of:=[.AR1]*[.AR2]+[.AR3]" office:value-type="float" office:value="-0.0050357123717141" calcext:value-type="float">
            <text:p>-0.005036</text:p>
          </table:table-cell>
          <table:table-cell/>
          <table:table-cell table:formula="of:=[.AT1]*[.AT2]+[.AT3]" office:value-type="float" office:value="-0.0050357123717141" calcext:value-type="float">
            <text:p>-0.005036</text:p>
          </table:table-cell>
          <table:table-cell/>
          <table:table-cell table:formula="of:=[.AV1]*[.AV2]+[.AV3]" office:value-type="float" office:value="-0.0050357123717141" calcext:value-type="float">
            <text:p>-0.005036</text:p>
          </table:table-cell>
          <table:table-cell/>
          <table:table-cell table:formula="of:=[.AX1]*[.AX2]+[.AX3]" office:value-type="float" office:value="0.282790527377539" calcext:value-type="float">
            <text:p>0.282791</text:p>
          </table:table-cell>
          <table:table-cell/>
          <table:table-cell table:formula="of:=[.AZ1]*[.AZ2]+[.AZ3]" office:value-type="float" office:value="0.229631800735191" calcext:value-type="float">
            <text:p>0.229632</text:p>
          </table:table-cell>
          <table:table-cell/>
          <table:table-cell table:formula="of:=[.BB1]*[.BB2]+[.BB3]" office:value-type="float" office:value="0.274399481749178" calcext:value-type="float">
            <text:p>0.274399</text:p>
          </table:table-cell>
          <table:table-cell/>
          <table:table-cell table:formula="of:=[.BD1]*[.BD2]+[.BD3]" office:value-type="float" office:value="0.479731374416268" calcext:value-type="float">
            <text:p>0.479731</text:p>
          </table:table-cell>
          <table:table-cell/>
          <table:table-cell table:formula="of:=[.BF1]*[.BF2]+[.BF3]" office:value-type="float" office:value="0.416699952690749" calcext:value-type="float">
            <text:p>0.416700</text:p>
          </table:table-cell>
          <table:table-cell/>
          <table:table-cell table:formula="of:=[.BH1]*[.BH2]+[.BH3]" office:value-type="float" office:value="0.416699952690749" calcext:value-type="float">
            <text:p>0.416700</text:p>
          </table:table-cell>
          <table:table-cell/>
          <table:table-cell table:formula="of:=[.BJ1]*[.BJ2]+[.BJ3]" office:value-type="float" office:value="0.416699952690749" calcext:value-type="float">
            <text:p>0.416700</text:p>
          </table:table-cell>
          <table:table-cell/>
          <table:table-cell table:formula="of:=[.BL1]*[.BL2]+[.BL3]" office:value-type="float" office:value="0.416699952690749" calcext:value-type="float">
            <text:p>0.416700</text:p>
          </table:table-cell>
          <table:table-cell table:style-name="ce4" table:number-columns-repeated="16319"/>
        </table:table-row>
        <table:table-row table:style-name="ro1">
          <table:table-cell office:value-type="string" calcext:value-type="string">
            <text:p>reg</text:p>
          </table:table-cell>
          <table:table-cell table:number-columns-repeated="2"/>
          <table:table-cell table:formula="of:=[.C5]" office:value-type="float" office:value="0.866633089197177" calcext:value-type="float">
            <text:p>0.866633</text:p>
          </table:table-cell>
          <table:table-cell/>
          <table:table-cell table:formula="of:=[.E5]" office:value-type="float" office:value="0.907441503107184" calcext:value-type="float">
            <text:p>0.907442</text:p>
          </table:table-cell>
          <table:table-cell/>
          <table:table-cell table:formula="of:=[.G5]" office:value-type="float" office:value="0.780529268267568" calcext:value-type="float">
            <text:p>0.780529</text:p>
          </table:table-cell>
          <table:table-cell/>
          <table:table-cell table:formula="of:=[.I5]" office:value-type="float" office:value="0.908674986948367" calcext:value-type="float">
            <text:p>0.908675</text:p>
          </table:table-cell>
          <table:table-cell/>
          <table:table-cell table:formula="of:=[.K5]" office:value-type="float" office:value="0.959333353865017" calcext:value-type="float">
            <text:p>0.959333</text:p>
          </table:table-cell>
          <table:table-cell/>
          <table:table-cell table:formula="of:=[.M5]" office:value-type="float" office:value="0.959333353865017" calcext:value-type="float">
            <text:p>0.959333</text:p>
          </table:table-cell>
          <table:table-cell/>
          <table:table-cell table:formula="of:=[.O5]" office:value-type="float" office:value="0.959333353865017" calcext:value-type="float">
            <text:p>0.959333</text:p>
          </table:table-cell>
          <table:table-cell/>
          <table:table-cell table:formula="of:=[.Q5]" office:value-type="float" office:value="0.959333353865017" calcext:value-type="float">
            <text:p>0.959333</text:p>
          </table:table-cell>
          <table:table-cell/>
          <table:table-cell table:formula="of:=[.S5]" office:value-type="float" office:value="0.997826874731443" calcext:value-type="float">
            <text:p>0.997827</text:p>
          </table:table-cell>
          <table:table-cell/>
          <table:table-cell table:formula="of:=[.U5]" office:value-type="float" office:value="1.11188976896638" calcext:value-type="float">
            <text:p>1.111890</text:p>
          </table:table-cell>
          <table:table-cell/>
          <table:table-cell table:formula="of:=[.W5]" office:value-type="float" office:value="0.916004245969971" calcext:value-type="float">
            <text:p>0.916004</text:p>
          </table:table-cell>
          <table:table-cell/>
          <table:table-cell table:formula="of:=[.Y5]" office:value-type="float" office:value="0.651300847140205" calcext:value-type="float">
            <text:p>0.651301</text:p>
          </table:table-cell>
          <table:table-cell/>
          <table:table-cell table:formula="of:=[.AA5]" office:value-type="float" office:value="0.531130050315155" calcext:value-type="float">
            <text:p>0.531130</text:p>
          </table:table-cell>
          <table:table-cell/>
          <table:table-cell table:formula="of:=[.AC5]" office:value-type="float" office:value="0.531130050315155" calcext:value-type="float">
            <text:p>0.531130</text:p>
          </table:table-cell>
          <table:table-cell/>
          <table:table-cell table:formula="of:=[.AE5]" office:value-type="float" office:value="0.531130050315155" calcext:value-type="float">
            <text:p>0.531130</text:p>
          </table:table-cell>
          <table:table-cell/>
          <table:table-cell table:formula="of:=[.AG5]" office:value-type="float" office:value="0.531130050315155" calcext:value-type="float">
            <text:p>0.531130</text:p>
          </table:table-cell>
          <table:table-cell/>
          <table:table-cell table:formula="of:=[.AI5]" office:value-type="float" office:value="0.194128071050167" calcext:value-type="float">
            <text:p>0.194128</text:p>
          </table:table-cell>
          <table:table-cell/>
          <table:table-cell table:formula="of:=[.AK5]" office:value-type="float" office:value="0.0264850199517505" calcext:value-type="float">
            <text:p>0.026485</text:p>
          </table:table-cell>
          <table:table-cell/>
          <table:table-cell table:formula="of:=[.AM5]" office:value-type="float" office:value="0.0544907390169421" calcext:value-type="float">
            <text:p>0.054491</text:p>
          </table:table-cell>
          <table:table-cell/>
          <table:table-cell table:formula="of:=[.AO5]" office:value-type="float" office:value="0.0211204483233168" calcext:value-type="float">
            <text:p>0.021120</text:p>
          </table:table-cell>
          <table:table-cell/>
          <table:table-cell table:formula="of:=[.AQ5]" office:value-type="float" office:value="-0.0050357123717141" calcext:value-type="float">
            <text:p>-0.005036</text:p>
          </table:table-cell>
          <table:table-cell/>
          <table:table-cell table:formula="of:=[.AS5]" office:value-type="float" office:value="-0.0050357123717141" calcext:value-type="float">
            <text:p>-0.005036</text:p>
          </table:table-cell>
          <table:table-cell/>
          <table:table-cell table:formula="of:=[.AU5]" office:value-type="float" office:value="-0.0050357123717141" calcext:value-type="float">
            <text:p>-0.005036</text:p>
          </table:table-cell>
          <table:table-cell/>
          <table:table-cell table:formula="of:=[.AW5]" office:value-type="float" office:value="-0.0050357123717141" calcext:value-type="float">
            <text:p>-0.005036</text:p>
          </table:table-cell>
          <table:table-cell/>
          <table:table-cell table:formula="of:=[.AY5]" office:value-type="float" office:value="0.282790527377539" calcext:value-type="float">
            <text:p>0.282791</text:p>
          </table:table-cell>
          <table:table-cell/>
          <table:table-cell table:formula="of:=[.BA5]" office:value-type="float" office:value="0.229631800735191" calcext:value-type="float">
            <text:p>0.229632</text:p>
          </table:table-cell>
          <table:table-cell/>
          <table:table-cell table:formula="of:=[.BC5]" office:value-type="float" office:value="0.274399481749178" calcext:value-type="float">
            <text:p>0.274399</text:p>
          </table:table-cell>
          <table:table-cell/>
          <table:table-cell table:formula="of:=[.BE5]" office:value-type="float" office:value="0.479731374416268" calcext:value-type="float">
            <text:p>0.479731</text:p>
          </table:table-cell>
          <table:table-cell/>
          <table:table-cell table:formula="of:=[.BG5]" office:value-type="float" office:value="0.416699952690749" calcext:value-type="float">
            <text:p>0.416700</text:p>
          </table:table-cell>
          <table:table-cell/>
          <table:table-cell table:formula="of:=[.BI5]" office:value-type="float" office:value="0.416699952690749" calcext:value-type="float">
            <text:p>0.416700</text:p>
          </table:table-cell>
          <table:table-cell/>
          <table:table-cell table:formula="of:=[.BK5]" office:value-type="float" office:value="0.416699952690749" calcext:value-type="float">
            <text:p>0.416700</text:p>
          </table:table-cell>
          <table:table-cell/>
          <table:table-cell table:style-name="ce4" table:number-columns-repeated="16319"/>
        </table:table-row>
        <table:table-row table:style-name="ro1">
          <table:table-cell table:number-columns-repeated="32"/>
          <table:table-cell table:style-name="ce4" table:number-columns-repeated="16352"/>
        </table:table-row>
        <table:table-row table:style-name="ro1">
          <table:table-cell table:number-columns-repeated="3"/>
          <table:table-cell table:style-name="ce4" table:number-columns-repeated="8"/>
          <table:table-cell table:number-columns-repeated="6"/>
          <table:table-cell table:formula="of:=TANH([.R6])" office:value-type="float" office:value="0.743979360987438" calcext:value-type="float">
            <text:p>0.743979</text:p>
          </table:table-cell>
          <table:table-cell table:number-columns-repeated="13"/>
          <table:table-cell table:formula="of:=TANH([.AF6])" office:value-type="float" office:value="0.486244433023834" calcext:value-type="float">
            <text:p>0.486244</text:p>
          </table:table-cell>
          <table:table-cell table:style-name="ce4" table:number-columns-repeated="15"/>
          <table:table-cell table:formula="of:=TANH([.AV6])" office:value-type="float" office:value="-0.00503566980627784" calcext:value-type="float">
            <text:p>-0.005036</text:p>
          </table:table-cell>
          <table:table-cell table:style-name="ce4" table:number-columns-repeated="15"/>
          <table:table-cell table:formula="of:=TANH([.BL6])" office:value-type="float" office:value="0.394146683286385" calcext:value-type="float">
            <text:p>0.394147</text:p>
          </table:table-cell>
          <table:table-cell table:style-name="ce4" table:number-columns-repeated="16320"/>
        </table:table-row>
        <table:table-row table:style-name="ro1">
          <table:table-cell table:number-columns-repeated="3"/>
          <table:table-cell table:style-name="ce4" table:number-columns-repeated="8"/>
          <table:table-cell table:number-columns-repeated="6"/>
          <table:table-cell table:formula="of:=[.R8]/2" office:value-type="float" office:value="0.371989680493719" calcext:value-type="float">
            <text:p>0.371990</text:p>
          </table:table-cell>
          <table:table-cell table:number-columns-repeated="13"/>
          <table:table-cell table:formula="of:=[.AF8]/2" office:value-type="float" office:value="0.243122216511917" calcext:value-type="float">
            <text:p>0.243122</text:p>
          </table:table-cell>
          <table:table-cell table:style-name="ce4" table:number-columns-repeated="15"/>
          <table:table-cell/>
          <table:table-cell table:style-name="ce4" table:number-columns-repeated="15"/>
          <table:table-cell table:formula="of:=[.BL8]/2" office:value-type="float" office:value="0.197073341643192" calcext:value-type="float">
            <text:p>0.197073</text:p>
          </table:table-cell>
          <table:table-cell table:style-name="ce4" table:number-columns-repeated="16320"/>
        </table:table-row>
        <table:table-row table:style-name="ro1">
          <table:table-cell table:style-name="ce3" table:number-columns-repeated="2"/>
          <table:table-cell table:style-name="ce4" table:number-columns-repeated="15"/>
          <table:table-cell table:formula="of:=[.R9]+0.5" office:value-type="float" office:value="0.871989680493719" calcext:value-type="float">
            <text:p>0.871990</text:p>
          </table:table-cell>
          <table:table-cell table:style-name="ce4" table:number-columns-repeated="13"/>
          <table:table-cell table:formula="of:=[.AF9]+0.5" office:value-type="float" office:value="0.743122216511917" calcext:value-type="float">
            <text:p>0.743122</text:p>
          </table:table-cell>
          <table:table-cell table:style-name="ce4" table:number-columns-repeated="15"/>
          <table:table-cell table:formula="of:=[.AV8]" office:value-type="float" office:value="-0.00503566980627784" calcext:value-type="float">
            <text:p>-0.005036</text:p>
          </table:table-cell>
          <table:table-cell table:style-name="ce4" table:number-columns-repeated="15"/>
          <table:table-cell table:formula="of:=[.BL9]+0.5" office:value-type="float" office:value="0.697073341643192" calcext:value-type="float">
            <text:p>0.697073</text:p>
          </table:table-cell>
          <table:table-cell table:style-name="ce4" table:number-columns-repeated="16320"/>
        </table:table-row>
        <table:table-row table:style-name="ro1">
          <table:table-cell table:style-name="ce3" table:number-columns-repeated="3"/>
          <table:table-cell table:style-name="ce4" table:number-columns-repeated="16381"/>
        </table:table-row>
        <table:table-row table:style-name="ro1">
          <table:table-cell table:style-name="ce3" table:number-columns-repeated="3"/>
          <table:table-cell table:style-name="ce4" table:number-columns-repeated="14"/>
          <table:table-cell table:style-name="ce4" office:value-type="string" calcext:value-type="string">
            <text:p>f</text:p>
          </table:table-cell>
          <table:table-cell table:style-name="ce4" table:number-columns-repeated="45"/>
          <table:table-cell table:style-name="ce4" office:value-type="string" calcext:value-type="string">
            <text:p>o</text:p>
          </table:table-cell>
          <table:table-cell table:style-name="ce4" table:number-columns-repeated="16320"/>
        </table:table-row>
        <table:table-row table:style-name="ro1">
          <table:table-cell table:style-name="ce3" table:number-columns-repeated="3"/>
          <table:table-cell table:style-name="ce4" table:number-columns-repeated="28"/>
          <table:table-cell table:style-name="ce4" office:value-type="string" calcext:value-type="string">
            <text:p>I</text:p>
          </table:table-cell>
          <table:table-cell table:style-name="ce4" table:number-columns-repeated="15"/>
          <table:table-cell table:style-name="ce4" office:value-type="string" calcext:value-type="string">
            <text:p>z</text:p>
          </table:table-cell>
          <table:table-cell table:style-name="ce4" table:number-columns-repeated="16336"/>
        </table:table-row>
        <table:table-row table:style-name="ro1">
          <table:table-cell table:style-name="ce3" table:number-columns-repeated="3"/>
          <table:table-cell table:style-name="ce4" table:number-columns-repeated="29"/>
          <table:table-cell table:number-columns-repeated="31"/>
          <table:table-cell table:formula="of:=[.AF10]*[.AV10]" office:value-type="float" office:value="-0.00374211810806333" calcext:value-type="float">
            <text:p>-0.003742</text:p>
          </table:table-cell>
          <table:table-cell table:number-columns-repeated="16320"/>
        </table:table-row>
        <table:table-row table:style-name="ro1">
          <table:table-cell table:style-name="ce3" table:number-columns-repeated="3"/>
          <table:table-cell table:style-name="ce4" table:number-columns-repeated="29"/>
          <table:table-cell table:number-columns-repeated="31"/>
          <table:table-cell table:formula="of:=TANH([.BL14])*[.BL10]" office:value-type="float" office:value="-0.00260851859833778" calcext:value-type="float">
            <text:p>-0.002609</text:p>
          </table:table-cell>
          <table:table-cell table:number-columns-repeated="16320"/>
        </table:table-row>
        <table:table-row table:style-name="ro1">
          <table:table-cell table:style-name="ce3" table:number-columns-repeated="3"/>
          <table:table-cell table:style-name="ce4" table:number-columns-repeated="29"/>
          <table:table-cell table:number-columns-repeated="16352"/>
        </table:table-row>
        <table:table-row table:style-name="ro1" table:number-rows-repeated="3">
          <table:table-cell table:style-name="ce3" table:number-columns-repeated="10"/>
          <table:table-cell table:style-name="ce4" table:number-columns-repeated="22"/>
          <table:table-cell table:number-columns-repeated="16352"/>
        </table:table-row>
        <table:table-row table:style-name="ro1" table:number-rows-repeated="3">
          <table:table-cell table:style-name="ce3" table:number-columns-repeated="2"/>
          <table:table-cell table:style-name="ce4" table:number-columns-repeated="30"/>
          <table:table-cell table:number-columns-repeated="16352"/>
        </table:table-row>
        <table:table-row table:style-name="ro1">
          <table:table-cell table:style-name="ce3" table:number-columns-repeated="2"/>
          <table:table-cell table:number-columns-repeated="16382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Aptos Narrow1" svg:font-family="'Aptos Narrow'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number-style style:name="N129">
      <number:number number:decimal-places="6" number:min-decimal-places="6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style:font-name="Aptos Narrow1" fo:font-family="'Aptos Narrow'" fo:font-size="24pt" fo:font-weight="bold" style:font-name-asian="Aptos Narrow1" style:font-family-asian="'Aptos Narrow'" style:font-size-asian="24pt" style:font-weight-asian="bold" style:font-name-complex="Aptos Narrow1" style:font-family-complex="'Aptos Narrow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style:font-name="Aptos Narrow1" fo:font-family="'Aptos Narrow'" fo:font-size="18pt" fo:font-weight="bold" style:font-name-asian="Aptos Narrow1" style:font-family-asian="'Aptos Narrow'" style:font-size-asian="18pt" style:font-weight-asian="bold" style:font-name-complex="Aptos Narrow1" style:font-family-complex="'Aptos Narrow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style:font-name="Aptos Narrow1" fo:font-family="'Aptos Narrow'" fo:font-size="12pt" fo:font-weight="bold" style:font-name-asian="Aptos Narrow1" style:font-family-asian="'Aptos Narrow'" style:font-size-asian="12pt" style:font-weight-asian="bold" style:font-name-complex="Aptos Narrow1" style:font-family-complex="'Aptos Narrow'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  <style:text-properties fo:color="#000000" style:font-name="Aptos Narrow" fo:font-family="'Aptos Narrow'" style:font-family-generic="swiss" fo:font-size="11pt" style:font-name-asian="Aptos Narrow1" style:font-family-asian="'Aptos Narrow'" style:font-size-asian="11pt" style:font-name-complex="Aptos Narrow1" style:font-family-complex="'Aptos Narrow'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Aptos Narrow" fo:font-family="'Aptos Narrow'" style:font-family-generic="swiss" fo:font-size="11pt" style:font-name-asian="Aptos Narrow1" style:font-family-asian="'Aptos Narrow'" style:font-size-asian="11pt" style:font-name-complex="Aptos Narrow1" style:font-family-complex="'Aptos Narrow'" style:font-size-complex="11pt"/>
    </style:style>
    <style:style style:name="Footnote" style:family="table-cell" style:parent-style-name="Default" style:data-style-name="N0">
      <style:table-cell-properties style:vertical-align="automatic"/>
      <style:text-properties fo:color="#808080" style:font-name="Aptos Narrow1" fo:font-family="'Aptos Narrow'" fo:font-size="11pt" fo:font-style="italic" style:font-name-asian="Aptos Narrow1" style:font-family-asian="'Aptos Narrow'" style:font-size-asian="11pt" style:font-style-asian="italic" style:font-name-complex="Aptos Narrow1" style:font-family-complex="'Aptos Narrow'" style:font-size-complex="11pt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font-name="Aptos Narrow" fo:font-family="'Aptos Narrow'" style:font-family-generic="swiss" fo:font-size="11pt" style:text-underline-style="solid" style:text-underline-width="auto" style:text-underline-color="font-color" style:font-name-asian="Aptos Narrow1" style:font-family-asian="'Aptos Narrow'" style:font-size-asian="11pt" style:font-name-complex="Aptos Narrow1" style:font-family-complex="'Aptos Narrow'" style:font-size-complex="11pt"/>
    </style:style>
    <style:style style:name="Status" style:family="table-cell" style:parent-style-name="Default" style:data-style-name="N0">
      <style:table-cell-properties style:vertical-align="automatic"/>
      <style:text-properties fo:color="#000000" style:font-name="Aptos Narrow" fo:font-family="'Aptos Narrow'" style:font-family-generic="swiss" fo:font-size="11pt" style:font-name-asian="Aptos Narrow1" style:font-family-asian="'Aptos Narrow'" style:font-size-asian="11pt" style:font-name-complex="Aptos Narrow1" style:font-family-complex="'Aptos Narrow'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Aptos Narrow1" fo:font-family="'Aptos Narrow'" fo:font-size="11pt" style:font-name-asian="Aptos Narrow1" style:font-family-asian="'Aptos Narrow'" style:font-size-asian="11pt" style:font-name-complex="Aptos Narrow1" style:font-family-complex="'Aptos Narrow'" style:font-size-complex="11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Aptos Narrow1" fo:font-family="'Aptos Narrow'" fo:font-size="11pt" style:font-name-asian="Aptos Narrow1" style:font-family-asian="'Aptos Narrow'" style:font-size-asian="11pt" style:font-name-complex="Aptos Narrow1" style:font-family-complex="'Aptos Narrow'" style:font-size-complex="11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Aptos Narrow1" fo:font-family="'Aptos Narrow'" fo:font-size="11pt" style:font-name-asian="Aptos Narrow1" style:font-family-asian="'Aptos Narrow'" style:font-size-asian="11pt" style:font-name-complex="Aptos Narrow1" style:font-family-complex="'Aptos Narrow'" style:font-size-complex="11pt"/>
    </style:style>
    <style:style style:name="Warning" style:family="table-cell" style:parent-style-name="Default" style:data-style-name="N0">
      <style:table-cell-properties style:vertical-align="automatic"/>
      <style:text-properties fo:color="#cc0000" style:font-name="Aptos Narrow" fo:font-family="'Aptos Narrow'" style:font-family-generic="swiss" fo:font-size="11pt" style:font-name-asian="Aptos Narrow1" style:font-family-asian="'Aptos Narrow'" style:font-size-asian="11pt" style:font-name-complex="Aptos Narrow1" style:font-family-complex="'Aptos Narrow'" style:font-size-complex="11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Aptos Narrow" fo:font-family="'Aptos Narrow'" style:font-family-generic="swiss" fo:font-size="11pt" fo:font-weight="bold" style:font-name-asian="Aptos Narrow1" style:font-family-asian="'Aptos Narrow'" style:font-size-asian="11pt" style:font-weight-asian="bold" style:font-name-complex="Aptos Narrow1" style:font-family-complex="'Aptos Narrow'" style:font-size-complex="11pt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color="#000000" style:font-name="Aptos Narrow1" fo:font-family="'Aptos Narrow'" fo:font-size="11pt" fo:font-weight="bold" style:font-name-asian="Aptos Narrow1" style:font-family-asian="'Aptos Narrow'" style:font-size-asian="11pt" style:font-weight-asian="bold" style:font-name-complex="Aptos Narrow1" style:font-family-complex="'Aptos Narrow'" style:font-size-complex="11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Aptos Narrow" fo:font-family="'Aptos Narrow'" style:font-family-generic="swiss" fo:font-size="11pt" fo:font-weight="bold" style:font-name-asian="Aptos Narrow1" style:font-family-asian="'Aptos Narrow'" style:font-size-asian="11pt" style:font-weight-asian="bold" style:font-name-complex="Aptos Narrow1" style:font-family-complex="'Aptos Narrow'" style:font-size-complex="11pt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Aptos Narrow" fo:font-family="'Aptos Narrow'" style:font-family-generic="swiss" fo:font-size="11pt" fo:font-weight="bold" style:font-name-asian="Aptos Narrow1" style:font-family-asian="'Aptos Narrow'" style:font-size-asian="11pt" style:font-weight-asian="bold" style:font-name-complex="Aptos Narrow1" style:font-family-complex="'Aptos Narrow'" style:font-size-complex="11pt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Aptos Narrow" fo:font-family="'Aptos Narrow'" style:font-family-generic="swiss" fo:font-size="11pt" fo:font-weight="bold" style:font-name-asian="Aptos Narrow1" style:font-family-asian="'Aptos Narrow'" style:font-size-asian="11pt" style:font-weight-asian="bold" style:font-name-complex="Aptos Narrow1" style:font-family-complex="'Aptos Narrow'" style:font-size-complex="11pt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color="#000000" style:font-name="Aptos Narrow1" fo:font-family="'Aptos Narrow'" fo:font-size="11pt" fo:font-style="italic" style:text-underline-style="solid" style:text-underline-width="auto" style:text-underline-color="font-color" fo:font-weight="bold" style:font-name-asian="Aptos Narrow1" style:font-family-asian="'Aptos Narrow'" style:font-size-asian="11pt" style:font-style-asian="italic" style:font-weight-asian="bold" style:font-name-complex="Aptos Narrow1" style:font-family-complex="'Aptos Narrow'" style:font-size-complex="11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initial-creator>Alessandro Varaldi</meta:initial-creator>
    <meta:creation-date>2024-10-16T08:35:58Z</meta:creation-date>
    <dc:date>2024-10-30T18:11:14.081128906</dc:date>
    <meta:editing-cycles>2</meta:editing-cycles>
    <meta:editing-duration>PT18M40S</meta:editing-duration>
    <meta:document-statistic meta:table-count="1" meta:cell-count="181" meta:object-count="0"/>
    <meta:user-defined meta:name="AppVersion">16.0300</meta:user-defined>
  </office:meta>
</office:document-meta>
</file>